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"/>
        <text:user-field-decl office:value-type="string" office:string-value="[V_TST_TITLE]" text:name="V_TST_TITLE"/>
        <text:user-field-decl office:value-type="string" office:string-value="[V_TST_HTML]" text:name="V_TST_HTML"/>
        <text:user-field-decl office:value-type="string" office:string-value="[V_TST_NUMBER]" text:name="V_TST_NUMBER"/>
        <text:user-field-decl office:value-type="string" office:string-value="[V_HTML_MULTI]" text:name="V_HTML_MULTI"/>
        <text:user-field-decl office:value-type="string" office:string-value="[V_TEXT_ARRAY]" text:name="V_TEXT_ARRAY"/>
        <text:user-field-decl office:value-type="string" office:string-value="[L_HTML_MULTI]" text:name="L_HTML_MULTI"/>
        <text:user-field-decl office:value-type="string" office:string-value="[L_TEXT_ARRAY]" text:name="L_TEXT_ARRAY"/>
        <text:user-field-decl office:value-type="string" office:string-value="[V_TST_ENUMCOLOR]" text:name="V_ENUMCOLOR"/>
      </text:user-field-decls>
      <text:p text:style-name="Standard"><text:user-field-get text:name="V_TST_TITLE">[V_TST_TITLE]</text:user-field-get></text:p>
      <text:p text:style-name="Standard"/>
      <text:p text:style-name="Standard"><text:user-field-get text:name="V_TST_HTML">[V_TST_HTML]</text:user-field-get></text:p>
      <text:p text:style-name="Standard"/>
      <text:p text:style-name="Standard"><text:user-field-get text:name="V_TST_NUMBER">[V_TST_NUMBER]</text:user-field-get>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text:user-field-get text:name="L_HTML_MULTI">[L_HTML_MULTI]</text:user-field-get></text:p>
          </table:table-cell>
          <table:table-cell table:style-name="Tableau1.B1" office:value-type="string">
            <text:p text:style-name="Table_20_Contents"><text:user-field-get text:name="L_TEXT_ARRAY">[L_TEXT_ARRAY]</text:user-field-get></text:p>
          </table:table-cell>
        </table:table-row>
        <table:table-row>
          <table:table-cell table:style-name="Tableau1.A2" office:value-type="string">
            <text:p text:style-name="Table_20_Contents"><text:user-field-get text:name="V_HTML_MULTI">[V_HTML_MULTI]</text:user-field-get></text:p>
          </table:table-cell>
          <table:table-cell table:style-name="Tableau1.B2" office:value-type="string">
            <text:p text:style-name="Table_20_Contents"><text:user-field-get text:name="V_TEXT_ARRAY">[V_TEXT_ARRAY]</text:user-field-get></text:p>
          </table:table-cell>
        </table:table-row>
      </table:table>
      <text:p text:style-name="Standard"/>
      <text:p text:style-name="Standard">begin <text:user-field-get text:name="V_ENUMCOLOR">[V_TST_ENUMCOLOR]</text:user-field-get> en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2-02-09T15:27:58</meta:creation-date>
    <meta:generator>LibreOffice/3.4$Linux LibreOffice_project/340m1$Build-402</meta:generator>
    <dc:date>2012-02-10T10:25:36</dc:date>
    <dc:creator>Eric Brison</dc:creator>
    <meta:editing-duration>PT2H53M16S</meta:editing-duration>
    <meta:editing-cycles>8</meta:editing-cycles>
    <meta:keyword>[V_TST_NUMBER]</meta:keyword>
    <dc:title>[V_TST_TITLE]</dc:title>
    <meta:document-statistic meta:table-count="1" meta:image-count="0" meta:object-count="0" meta:page-count="1" meta:paragraph-count="8" meta:word-count="10" meta:character-count="118" meta:non-whitespace-character-count="116"/>
  </office:meta>
</office:document-meta>
</file>